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Normal">class ticket:</text:p>
      <text:p text:style-name="Normal">ticket</text:p>
      <text:p text:style-name="Normal">~ticket</text:p>
      <text:p text:style-name="Normal">setPrice - void</text:p>
      <text:p text:style-name="Normal">printTicket - void</text:p>
      <text:p text:style-name="Normal"/>
      <text:p text:style-name="Normal">function ticket</text:p>
      <text:p text:style-name="Normal">start function</text:p>
      <text:p text:style-name="Normal">creates<text:s/>totalCost to zero</text:p>
      <text:p text:style-name="Normal">end function</text:p>
      <text:p text:style-name="Normal"/>
      <text:p text:style-name="Normal">function printTicket</text:p>
      <text:p text:style-name="Normal">fetches price, showName, showDate, showTime, numSeats, fName, sName, address as parameters</text:p>
      <text:p text:style-name="Normal">start function</text:p>
      <text:p text:style-name="Normal">output "YOUR TICKETS<text:s/>ENJOY THE MOVIE"</text:p>
      <text:p text:style-name="Normal">output "Show:"<text:s/>retrieve<text:s/>user input to showName</text:p>
      <text:p text:style-name="Normal">output "Date: "<text:s/>retrieve<text:s/>user input to showDate</text:p>
      <text:p text:style-name="Normal">output "Time: "<text:s/>retrieve<text:s/>user<text:s/>input to showTime</text:p>
      <text:p text:style-name="Normal"/>
      <text:p text:style-name="Normal">output "number of seats" fetches user input to numSeats</text:p>
      <text:p text:style-name="Normal">output "Total cost: " fetches user's input to price</text:p>
      <text:p text:style-name="Normal">output "Ticket purchaser: " fetches the user's input fName and sName</text:p>
      <text:p text:style-name="Normal">output "Postal address: " fetches user's input to address</text:p>
      <text:p text:style-name="Normal">end functio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hammed loqman</meta:initial-creator>
    <dc:creator>mohammed loqman</dc:creator>
    <meta:creation-date>2023-01-25T21:49:00Z</meta:creation-date>
    <dc:date>2023-01-25T21:56:00Z</dc:date>
    <meta:template xlink:href="Normal" xlink:type="simple"/>
    <meta:editing-cycles>3</meta:editing-cycles>
    <meta:editing-duration>PT420S</meta:editing-duration>
    <meta:document-statistic meta:page-count="1" meta:paragraph-count="1" meta:word-count="103" meta:character-count="693" meta:row-count="4" meta:non-whitespace-character-count="591"/>
  </office:meta>
</office:document-meta>
</file>